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223" officeooo:paragraph-rsid="00113223"/>
    </style:style>
    <style:style style:name="P2" style:family="paragraph" style:parent-style-name="Standard">
      <style:text-properties officeooo:rsid="0010f574" officeooo:paragraph-rsid="0010f574"/>
    </style:style>
    <style:style style:name="P3" style:family="paragraph" style:parent-style-name="Standard">
      <style:text-properties officeooo:rsid="0010f574" officeooo:paragraph-rsid="0010f574"/>
    </style:style>
    <style:style style:name="P4" style:family="paragraph" style:parent-style-name="Standard">
      <style:text-properties officeooo:rsid="00113223" officeooo:paragraph-rsid="00113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HI GHOSE</text:p>
      <text:p text:style-name="P2">17BTCS031</text:p>
      <text:p text:style-name="P2">18/06/2018</text:p>
      <text:p text:style-name="P2"><text:s/></text:p>
      <text:p text:style-name="P2">if else statements</text:p>
      <text:p text:style-name="P2">for loop statements</text:p>
      <text:p text:style-name="P2">while loop statements</text:p>
      <text:p text:style-name="P2">nested statements</text:p>
      <text:p text:style-name="P2">if conditions</text:p>
      <text:p text:style-name="P2"/>
      <text:p text:style-name="P1">21/06/2018</text:p>
      <text:p text:style-name="P1">Snakes and Ladd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49:31.700792857</meta:creation-date>
    <dc:date>2018-06-21T12:50:17.252399931</dc:date>
    <meta:editing-duration>PT46S</meta:editing-duration>
    <meta:editing-cycles>1</meta:editing-cycles>
    <meta:document-statistic meta:table-count="0" meta:image-count="0" meta:object-count="0" meta:page-count="1" meta:paragraph-count="11" meta:word-count="21" meta:character-count="148" meta:non-whitespace-character-count="136"/>
    <meta:generator>LibreOffice/6.0.3.2$Linux_X86_64 LibreOffice_project/00m0$Build-2</meta:generator>
  </office:meta>
</office:document-meta>
</file>